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Bach-Gelpcke, Frau Mar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imultaner Spracherwerb</text:p>
          </table:table-cell>
          <table:table-cell office:value-type="string" calcext:value-type="string">
            <text:p>erlernte die Kleine die beiden Sprachen französisch und deutsch gleichzeitig</text:p>
          </table:table-cell>
        </table:table-row>
        <table:table-row table:style-name="ro1">
          <table:table-cell office:value-type="string" calcext:value-type="string">
            <text:p>Bagge, Frl. Elill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er arme Marcel. Preisgekrönte Nov. Üb. des Werkes v. T. Combe. Aus dem Franz.</text:p>
          </table:table-cell>
        </table:table-row>
        <table:table-row table:style-name="ro1">
          <table:table-cell office:value-type="string" calcext:value-type="string">
            <text:p>Bagge, Frl. Elill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onovan. Lebensgeschichte eines Engländers aas unseren Tagen. Üb. des Werkes v. Edna Lyall. Aus dem Engl.</text:p>
          </table:table-cell>
        </table:table-row>
        <table:table-row table:style-name="ro1">
          <table:table-cell office:value-type="string" calcext:value-type="string">
            <text:p>Ballestrem, Adlersfeld-, Eufemi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Neue Blätter. Aus meinem Tagebuche in den Hochlanden; von 1862–1882. (Von Victoria, Königin v. England.) Mit Allerhöchster Autorisation. Aus dem Engl.</text:p>
          </table:table-cell>
        </table:table-row>
        <table:table-row table:style-name="ro1">
          <table:table-cell office:value-type="string" calcext:value-type="string">
            <text:p>Baranius-Molien, Frau Dr. Elise</text:p>
          </table:table-cell>
          <table:table-cell office:value-type="string" calcext:value-type="string">
            <text:p>Estn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esthnische und russische Kinder in deutscher Sprache unterrichtet wurden</text:p>
          </table:table-cell>
        </table:table-row>
        <table:table-row table:style-name="ro1">
          <table:table-cell office:value-type="string" calcext:value-type="string">
            <text:p>Baranius-Molien, Frau Dr. Elis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esthnische und russische Kinder in deutscher Sprache unterrichtet wurden</text:p>
          </table:table-cell>
        </table:table-row>
        <table:table-row table:style-name="ro1">
          <table:table-cell office:value-type="string" calcext:value-type="string">
            <text:p>Barsch, Hedwig</text:p>
          </table:table-cell>
          <table:table-cell office:value-type="string" calcext:value-type="string">
            <text:p>Portugiesisch</text:p>
          </table:table-cell>
          <table:table-cell office:value-type="string" calcext:value-type="string">
            <text:p>Journalismus</text:p>
          </table:table-cell>
          <table:table-cell office:value-type="string" calcext:value-type="string">
            <text:p>Mitarbeiterin vornehmer deutscher und portugiesischer Zeitungen und Zeitschriften. Besondere Erwähnung verdienen ihre Charakterskizzen aus dem norddeutschen und portugiesischen Volksleben und ihre Aufsätze und Kritiken über portugiesische Litteratur</text:p>
          </table:table-cell>
        </table:table-row>
        <table:table-row table:style-name="ro1">
          <table:table-cell office:value-type="string" calcext:value-type="string">
            <text:p>Baudissin, Gräfin Thekla 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Engl. Sprachlehre. 2. Ausg. 8. (347) Wien 1865, F. Beck. 1.60</text:p>
          </table:table-cell>
        </table:table-row>
        <table:table-row table:style-name="ro1">
          <table:table-cell office:value-type="string" calcext:value-type="string">
            <text:p>Baumann, Frl. Marl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 Kingsleys Schriften. Übersetzg. 8. (280) Göttingen 1897, Vandenhoeck u. Ruprecht.</text:p>
          </table:table-cell>
        </table:table-row>
        <table:table-row table:style-name="ro1">
          <table:table-cell office:value-type="string" calcext:value-type="string">
            <text:p>Beaulieu, Gertraut Châles d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Familiäre Herkunft</text:p>
          </table:table-cell>
          <table:table-cell office:value-type="string" calcext:value-type="string">
            <text:p>entstammt einer französischen Emigrantenfamilie</text:p>
          </table:table-cell>
        </table:table-row>
        <table:table-row table:style-name="ro1">
          <table:table-cell office:value-type="string" calcext:value-type="string">
            <text:p>Beaulieu, Gertraut Châles d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ls Übersetzerin von Korrespondenzen ins Englische für den »Melbourne Argus« in Australien, die »Hour« in London</text:p>
          </table:table-cell>
        </table:table-row>
        <table:table-row table:style-name="ro1">
          <table:table-cell office:value-type="string" calcext:value-type="string">
            <text:p>Beaulieu, Gertraut Châles d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Journalismus</text:p>
          </table:table-cell>
          <table:table-cell office:value-type="string" calcext:value-type="string">
            <text:p>Schrieb für den »Capitan Fracassa«, Zeitung in Rom</text:p>
          </table:table-cell>
        </table:table-row>
        <table:table-row table:style-name="ro1">
          <table:table-cell office:value-type="string" calcext:value-type="string">
            <text:p>Becher, Frau Emmy Dr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e weissen Felsen. Rom. von Edouard Rod. Aut. Üb. aus dem Franz.</text:p>
          </table:table-cell>
        </table:table-row>
        <table:table-row table:style-name="ro1">
          <table:table-cell office:value-type="string" calcext:value-type="string">
            <text:p>Behne, Frl. M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in freier Bearbeitung, zusammen mit M. Grabi, englische und französische Romane</text:p>
          </table:table-cell>
        </table:table-row>
        <table:table-row table:style-name="ro1">
          <table:table-cell office:value-type="string" calcext:value-type="string">
            <text:p>Behne, Frl. M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in freier Bearbeitung, zusammen mit M. Grabi, englische und französische Romane</text:p>
          </table:table-cell>
        </table:table-row>
        <table:table-row table:style-name="ro1">
          <table:table-cell office:value-type="string" calcext:value-type="string">
            <text:p>Behr, Sophi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e Dichtungen. Übers. v. S. B. 2 Tle.</text:p>
          </table:table-cell>
        </table:table-row>
        <table:table-row table:style-name="ro1">
          <table:table-cell office:value-type="string" calcext:value-type="string">
            <text:p>Below, Frau Anna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Mein Liebling. Erzählg. nach dem Engl.</text:p>
          </table:table-cell>
        </table:table-row>
        <table:table-row table:style-name="ro1">
          <table:table-cell office:value-type="string" calcext:value-type="string">
            <text:p>Berger, Adel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bsinth. Rom. Aus d. Engl. Übersetzg.</text:p>
          </table:table-cell>
        </table:table-row>
        <table:table-row table:style-name="ro1">
          <table:table-cell office:value-type="string" calcext:value-type="string">
            <text:p>Berens, Frau Clar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ildung</text:p>
          </table:table-cell>
          <table:table-cell office:value-type="string" calcext:value-type="string">
            <text:p>Nach Absolvierung des vierjährigen Kursus wurde sie englische Lehrerin in ihrer Heimatstadt</text:p>
          </table:table-cell>
        </table:table-row>
        <table:table-row table:style-name="ro1">
          <table:table-cell office:value-type="string" calcext:value-type="string">
            <text:p>Berks, Marie Edle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Journalismus</text:p>
          </table:table-cell>
          <table:table-cell office:value-type="string" calcext:value-type="string">
            <text:p>Da sie auch in französischer Sprache schrieb, so brachten sowohl die »Nouvelle revue« und angesehene Tagesblätter Novellen und Artikel von ihr</text:p>
          </table:table-cell>
        </table:table-row>
        <table:table-row table:style-name="ro1">
          <table:table-cell office:value-type="string" calcext:value-type="string">
            <text:p>Bern, Olg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schrieb schon als zehnjähriges Kind kleine Erzählungen in deutscher, französischer und russischer Sprache</text:p>
          </table:table-cell>
        </table:table-row>
        <table:table-row table:style-name="ro1">
          <table:table-cell office:value-type="string" calcext:value-type="string">
            <text:p>Bern, Olga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schrieb schon als zehnjähriges Kind kleine Erzählungen in deutscher, französischer und russischer Sprache</text:p>
          </table:table-cell>
        </table:table-row>
        <table:table-row table:style-name="ro1">
          <table:table-cell office:value-type="string" calcext:value-type="string">
            <text:p>Bernadzikowska, Jelica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Familiäre Zweisprachigkeit</text:p>
          </table:table-cell>
          <table:table-cell office:value-type="string" calcext:value-type="string">
            <text:p>sprach aber schon in dem Hause ihrer kroatischen Eltern neben ihrer Muttersprache auch deutsch</text:p>
          </table:table-cell>
        </table:table-row>
        <table:table-row table:style-name="ro1">
          <table:table-cell office:value-type="string" calcext:value-type="string">
            <text:p>Bernadzikowska, Jelica</text:p>
          </table:table-cell>
          <table:table-cell office:value-type="string" calcext:value-type="string">
            <text:p>Kroatisch</text:p>
          </table:table-cell>
          <table:table-cell office:value-type="string" calcext:value-type="string">
            <text:p>Literatur</text:p>
          </table:table-cell>
          <table:table-cell office:value-type="string" calcext:value-type="string">
            <text:p>In der kroatischen und serbischen Litteratur wohl bewandert</text:p>
          </table:table-cell>
        </table:table-row>
        <table:table-row table:style-name="ro1">
          <table:table-cell office:value-type="string" calcext:value-type="string">
            <text:p>Bernadzikowska, Jelica</text:p>
          </table:table-cell>
          <table:table-cell office:value-type="string" calcext:value-type="string">
            <text:p>Serbisch</text:p>
          </table:table-cell>
          <table:table-cell office:value-type="string" calcext:value-type="string">
            <text:p>Literatur</text:p>
          </table:table-cell>
          <table:table-cell office:value-type="string" calcext:value-type="string">
            <text:p>In der kroatischen und serbischen Litteratur wohl bewandert</text:p>
          </table:table-cell>
        </table:table-row>
        <table:table-row table:style-name="ro1">
          <table:table-cell office:value-type="string" calcext:value-type="string">
            <text:p>Bessmertny, Frau Mari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owie auf Übertragung moderner russischer Novellen und Novelletten ins Deutsche</text:p>
          </table:table-cell>
        </table:table-row>
        <table:table-row table:style-name="ro1">
          <table:table-cell office:value-type="string" calcext:value-type="string">
            <text:p>Bigot, Charl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Franz. Sprachlehre. 2. Ausg.</text:p>
          </table:table-cell>
        </table:table-row>
        <table:table-row table:style-name="ro1">
          <table:table-cell office:value-type="string" calcext:value-type="string">
            <text:p>Bigot, Madam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ine internationale Ehe. Autor. Übersetz. a. d. Engl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31T09:15:19.752000000</dc:date>
    <meta:editing-duration>PT38M3S</meta:editing-duration>
    <meta:editing-cycles>2</meta:editing-cycles>
    <meta:generator>LibreOffice/7.3.2.2$Windows_X86_64 LibreOffice_project/49f2b1bff42cfccbd8f788c8dc32c1c309559be0</meta:generator>
    <meta:document-statistic meta:table-count="1" meta:cell-count="116" meta:object-count="0"/>
  </office:meta>
</office:document-meta>
</file>